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9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7f00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7f00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7f00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fo:wrap-option="no-wrap" fo:padding-top="0.06496in" fo:padding-bottom="0.06496in" fo:padding-left="0.11417in" fo:padding-right="0.11417in" draw:textarea-vertical-align="middle" draw:textarea-horizontal-align="left" draw:fill="solid" draw:fill-color="#729fcf" draw:opacity="0%" draw:stroke="solid" svg:stroke-width="0.03189in" svg:stroke-color="#3465a4" svg:stroke-opacity="100%" draw:auto-grow-width="false" draw:auto-grow-height="false"/>
      <style:paragraph-properties style:font-independent-line-spacing="false" style:writing-mode="lr-tb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7f00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7f00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7f00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307d37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7f00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96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7f00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5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3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0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0">
      <style:graphic-properties fo:wrap-option="no-wrap" fo:padding-top="0.06496in" fo:padding-bottom="0.06496in" fo:padding-left="0.11417in" fo:padding-right="0.11417in" draw:textarea-vertical-align="middle" draw:textarea-horizontal-align="left" draw:fill="solid" draw:fill-color="#729fcf" draw:opacity="0%" draw:stroke="solid" svg:stroke-width="0.03189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80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307d37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7f00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61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7f00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61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7f00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8">
      <style:graphic-properties fo:wrap-option="no-wrap" fo:padding-top="0.08031in" fo:padding-bottom="0.08031in" fo:padding-left="0.12953in" fo:padding-right="0.12953in" draw:textarea-vertical-align="middle" draw:textarea-horizontal-align="center" draw:fill="solid" draw:fill-color="#ff7f00" draw:opacity="100%" draw:stroke="solid" svg:stroke-width="0.0626in" svg:stroke-color="#0000ff" svg:stroke-opacity="100%" draw:auto-grow-width="false" draw:auto-grow-height="false"/>
      <style:paragraph-properties style:font-independent-line-spacing="fals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resentation" style:name="a5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>
      <style:graphic-properties fo:wrap-option="no-wrap" fo:padding-top="0.06496in" fo:padding-bottom="0.06496in" fo:padding-left="0.11417in" fo:padding-right="0.11417in" draw:textarea-vertical-align="middle" draw:textarea-horizontal-align="left" draw:fill="solid" draw:fill-color="#729fcf" draw:opacity="0%" draw:stroke="solid" svg:stroke-width="0.03189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307d37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no-wrap" fo:padding-top="0.08031in" fo:padding-bottom="0.08031in" fo:padding-left="0.12953in" fo:padding-right="0.12953in" draw:textarea-vertical-align="middle" draw:textarea-horizontal-align="center" draw:fill="solid" draw:fill-color="#ff7f00" draw:opacity="100%" draw:stroke="solid" svg:stroke-width="0.0626in" svg:stroke-color="#0000ff" svg:stroke-opacity="100%" draw:auto-grow-width="false" draw:auto-grow-height="false"/>
      <style:paragraph-properties style:font-independent-line-spacing="fals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7f00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7f00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0">
      <style:graphic-properties fo:wrap-option="no-wrap" fo:padding-top="0.06496in" fo:padding-bottom="0.06496in" fo:padding-left="0.11417in" fo:padding-right="0.11417in" draw:textarea-vertical-align="middle" draw:textarea-horizontal-align="left" draw:fill="solid" draw:fill-color="#729fcf" draw:opacity="0%" draw:stroke="solid" svg:stroke-width="0.03189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7f00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62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d3321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7f00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626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d3321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3465a4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5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7f00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9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7f00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59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7f00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7f00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79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7f00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7f00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7f00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7f00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632">
      <style:graphic-properties fo:wrap-option="no-wrap" fo:padding-top="0.06496in" fo:padding-bottom="0.06496in" fo:padding-left="0.11417in" fo:padding-right="0.11417in" draw:textarea-vertical-align="middle" draw:textarea-horizontal-align="left" draw:fill="solid" draw:fill-color="#729fcf" draw:opacity="0%" draw:stroke="solid" svg:stroke-width="0.03189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7f00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63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6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7f00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63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7f00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7f00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7f00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7f00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>
      <style:graphic-properties fo:wrap-option="no-wrap" fo:padding-top="0.05276in" fo:padding-bottom="0.05276in" fo:padding-left="0.10197in" fo:padding-right="0.10197in" draw:textarea-vertical-align="middle" draw:textarea-horizontal-align="center" draw:fill="solid" draw:fill-color="#ff7f00" draw:opacity="100%" draw:stroke="solid" svg:stroke-width="0.00709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7f00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7f00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4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7f00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84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7f00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7f00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7f00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7f00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7">
      <style:graphic-properties fo:wrap-option="no-wrap" fo:padding-top="0.08031in" fo:padding-bottom="0.08031in" fo:padding-left="0.12953in" fo:padding-right="0.12953in" draw:textarea-vertical-align="middle" draw:textarea-horizontal-align="center" draw:fill="solid" draw:fill-color="#ff7f00" draw:opacity="100%" draw:stroke="solid" svg:stroke-width="0.0626in" svg:stroke-color="#0000ff" svg:stroke-opacity="100%" draw:auto-grow-width="false" draw:auto-grow-height="false"/>
      <style:paragraph-properties style:font-independent-line-spacing="fals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307d37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2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8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4">
      <style:graphic-properties fo:wrap-option="no-wrap" fo:padding-top="0.06496in" fo:padding-bottom="0.06496in" fo:padding-left="0.11417in" fo:padding-right="0.11417in" draw:textarea-vertical-align="middle" draw:textarea-horizontal-align="left" draw:fill="solid" draw:fill-color="#729fcf" draw:opacity="0%" draw:stroke="solid" svg:stroke-width="0.03189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307d37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no-wrap" fo:padding-top="0.05276in" fo:padding-bottom="0.05276in" fo:padding-left="0.10197in" fo:padding-right="0.10197in" draw:textarea-vertical-align="middle" draw:textarea-horizontal-align="center" draw:fill="solid" draw:fill-color="#ff7f00" draw:opacity="100%" draw:stroke="solid" svg:stroke-width="0.00709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7f00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7f00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6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7f00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8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fo:wrap-option="no-wrap" fo:padding-top="0.06496in" fo:padding-bottom="0.06496in" fo:padding-left="0.11417in" fo:padding-right="0.11417in" draw:textarea-vertical-align="middle" draw:textarea-horizontal-align="left" draw:fill="solid" draw:fill-color="#729fcf" draw:opacity="0%" draw:stroke="solid" svg:stroke-width="0.03189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7f00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87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7f00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7f00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7f00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71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7f00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7f00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7f00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7">
      <style:graphic-properties fo:wrap-option="no-wrap" fo:padding-top="0.06496in" fo:padding-bottom="0.06496in" fo:padding-left="0.11417in" fo:padding-right="0.11417in" draw:textarea-vertical-align="middle" draw:textarea-horizontal-align="left" draw:fill="solid" draw:fill-color="#729fcf" draw:opacity="0%" draw:stroke="solid" svg:stroke-width="0.03189in" svg:stroke-color="#3465a4" svg:stroke-opacity="100%" draw:auto-grow-width="false" draw:auto-grow-height="false"/>
      <style:paragraph-properties style:font-independent-line-spacing="false" style:writing-mode="lr-tb"/>
    </style:style>
    <style:style style:family="presentation" style:name="a912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b5b558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91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b5b558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7f00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886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b5b558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>
      <style:graphic-properties fo:wrap-option="no-wrap" fo:padding-top="0.05276in" fo:padding-bottom="0.05276in" fo:padding-left="0.10197in" fo:padding-right="0.10197in" draw:textarea-vertical-align="middle" draw:textarea-horizontal-align="center" draw:fill="solid" draw:fill-color="#ff7f00" draw:opacity="100%" draw:stroke="solid" svg:stroke-width="0.00709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88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b5b558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6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d3321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720">
      <style:graphic-properties fo:wrap-option="no-wrap" fo:padding-top="0.08031in" fo:padding-bottom="0.08031in" fo:padding-left="0.12953in" fo:padding-right="0.12953in" draw:textarea-vertical-align="middle" draw:textarea-horizontal-align="center" draw:fill="solid" draw:fill-color="#ff7f00" draw:opacity="100%" draw:stroke="solid" svg:stroke-width="0.0626in" svg:stroke-color="#0000ff" svg:stroke-opacity="100%" draw:auto-grow-width="false" draw:auto-grow-height="false"/>
      <style:paragraph-properties style:font-independent-line-spacing="fals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7f00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7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7f00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d3321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resentation" style:name="a728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d3321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6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7f00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92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9">
      <style:graphic-properties fo:wrap-option="no-wrap" fo:padding-top="0.06496in" fo:padding-bottom="0.06496in" fo:padding-left="0.11417in" fo:padding-right="0.11417in" draw:textarea-vertical-align="middle" draw:textarea-horizontal-align="left" draw:fill="solid" draw:fill-color="#729fcf" draw:opacity="0%" draw:stroke="solid" svg:stroke-width="0.03189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924">
      <style:graphic-properties fo:wrap-option="no-wrap" fo:padding-top="0.06496in" fo:padding-bottom="0.06496in" fo:padding-left="0.11417in" fo:padding-right="0.11417in" draw:textarea-vertical-align="middle" draw:textarea-horizontal-align="left" draw:fill="solid" draw:fill-color="#729fcf" draw:opacity="0%" draw:stroke="solid" svg:stroke-width="0.03189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307d37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b5b558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7f00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8">
      <style:graphic-properties fo:wrap-option="no-wrap" fo:padding-top="0.08031in" fo:padding-bottom="0.08031in" fo:padding-left="0.12953in" fo:padding-right="0.12953in" draw:textarea-vertical-align="middle" draw:textarea-horizontal-align="center" draw:fill="solid" draw:fill-color="#ff7f00" draw:opacity="100%" draw:stroke="solid" svg:stroke-width="0.0626in" svg:stroke-color="#0000ff" svg:stroke-opacity="100%" draw:auto-grow-width="false" draw:auto-grow-height="false"/>
      <style:paragraph-properties style:font-independent-line-spacing="false" style:writing-mode="lr-tb"/>
    </style:style>
    <style:style style:family="graphic" style:name="a105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7f00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57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7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7f00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7f00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7f00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7f00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7f00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7f00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7f00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7f00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940">
      <style:graphic-properties fo:wrap-option="no-wrap" fo:padding-top="0.08031in" fo:padding-bottom="0.08031in" fo:padding-left="0.12953in" fo:padding-right="0.12953in" draw:textarea-vertical-align="middle" draw:textarea-horizontal-align="center" draw:fill="solid" draw:fill-color="#ff7f00" draw:opacity="100%" draw:stroke="solid" svg:stroke-width="0.0626in" svg:stroke-color="#0000ff" svg:stroke-opacity="100%" draw:auto-grow-width="false" draw:auto-grow-height="false"/>
      <style:paragraph-properties style:font-independent-line-spacing="fals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7f00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7">
      <style:graphic-properties draw:fill="solid" draw:fill-color="#729fcf" draw:opacity="100%" draw:stroke="solid" svg:stroke-width="0.02778in" svg:stroke-color="#3465a4" svg:stroke-opacity="100%" style:protect=""/>
    </style:style>
    <text:list-style style:name="a57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8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8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7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7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8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body>
    <office:presentation>
      <draw:page draw:name="page1" draw:style-name="a565" draw:master-page-name="Master1-Layout7-blank-Leer" presentation:presentation-page-layout-name="Master1-PPL7" draw:id="Slide-256">
        <draw:frame draw:id="id73" presentation:style-name="a568" draw:name="Titel 1" svg:x="0.55118in" svg:y="0.32953in" svg:width="9.92087in" svg:height="1.38031in" presentation:class="title" presentation:placeholder="false">
          <draw:text-box>
            <text:p text:style-name="a567" text:class-names="" text:cond-style-name=""><text:span text:style-name="a566" text:class-names="">Legende</text:span></text:p>
          </draw:text-box>
          <svg:title/>
          <svg:desc/>
        </draw:frame>
        <draw:frame draw:id="id74" presentation:style-name="a587" draw:name="Textplatzhalter 2" svg:x="0.55118in" svg:y="1.93465in" svg:width="9.92087in" svg:height="4.79488in" presentation:class="outline" presentation:placeholder="false">
          <draw:text-box>
            <text:list text:style-name="a571">
              <text:list-item>
                <text:p text:style-name="a570" text:class-names="" text:cond-style-name=""><text:span text:style-name="a569" text:class-names="">D3321F für Text-Eingabe-Felder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FF7F00 für Buttons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B5B558 für Drag and Drop Elemente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307D37 für Text Elemente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729FCF für sonstige Elemente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{} bezeichnet einen variablen Inhalt</text:span></text:p>
              </text:list-item>
            </text:list>
          </draw:text-box>
          <svg:title/>
          <svg:desc/>
        </draw:frame>
        <presentation:notes draw:style-name="a593">
          <draw:frame draw:id="id75" draw:style-name="a590" draw:name="Foliennummernplatzhalter 6" svg:x="4.67953in" svg:y="11.10827in" svg:width="3.5878in" svg:height="0.58425in">
            <draw:text-box>
              <text:p text:style-name="a589" text:class-names="" text:cond-style-name=""><text:span text:style-name="a588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6" presentation:style-name="a591" draw:name="Folienbildplatzhalter 1">
            <svg:title/>
            <svg:desc/>
          </draw:page-thumbnail>
          <draw:frame draw:id="id77" presentation:style-name="a592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94" draw:master-page-name="Master1-Layout7-blank-Leer" presentation:presentation-page-layout-name="Master1-PPL7" draw:id="Slide-257">
        <draw:frame draw:id="id78" draw:style-name="a597" draw:name="Textfeld 1" svg:x="2.67717in" svg:y="2.12598in" svg:width="6.14173in" svg:height="0.46732in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custom-shape svg:x="2.87402in" svg:y="2.04724in" svg:width="5.43307in" svg:height="2.28346in" draw:id="id79" draw:style-name="a614" draw:name="Freihandform: Form 2">
          <svg:title/>
          <svg:desc/>
          <text:p text:style-name="a599" text:class-names="" text:cond-style-name=""><text:span text:style-name="a598" text:class-names="">Login</text:span></text:p>
          <text:p text:style-name="a601" text:class-names="" text:cond-style-name=""><text:span text:style-name="a600" text:class-names=""/></text:p>
          <text:p text:style-name="a603" text:class-names="" text:cond-style-name=""><text:span text:style-name="a602" text:class-names=""/></text:p>
          <text:p text:style-name="a605" text:class-names="" text:cond-style-name=""><text:span text:style-name="a604" text:class-names=""/></text:p>
          <text:p text:style-name="a607" text:class-names="" text:cond-style-name=""><text:span text:style-name="a606" text:class-names=""/></text:p>
          <text:p text:style-name="a609" text:class-names="" text:cond-style-name=""><text:span text:style-name="a608" text:class-names=""/></text:p>
          <text:p text:style-name="a611" text:class-names="" text:cond-style-name=""><text:span text:style-name="a610" text:class-names=""/></text:p>
          <text:p text:style-name="a613" text:class-names="" text:cond-style-name=""><text:span text:style-name="a612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3.85827in" svg:y="4.64567in" svg:width="3.38583in" svg:height="0.47244in" draw:id="id80" draw:style-name="a617" draw:name="Freihandform: Form 3">
          <svg:title/>
          <svg:desc/>
          <text:p text:style-name="a616" text:class-names="" text:cond-style-name=""><text:span text:style-name="a615" text:class-names="">Weiter zur Kursübersicht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07874in" svg:y="0.07874in" svg:width="10.86614in" svg:height="8.03149in" draw:id="id81" draw:style-name="a620" draw:name="Freihandform: Form 4">
          <svg:title/>
          <svg:desc/>
          <text:p text:style-name="a619" text:class-names="" text:cond-style-name=""><text:span text:style-name="a618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3.93701in" svg:y="2.44094in" svg:width="3.38583in" svg:height="0.47244in" draw:id="id82" draw:style-name="a623" draw:name="Freihandform: Form 5">
          <svg:title/>
          <svg:desc/>
          <text:p text:style-name="a622" text:class-names="" text:cond-style-name=""><text:span text:style-name="a621" text:class-names="">E-Mail-Adresse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3.93701in" svg:y="2.99213in" svg:width="3.38583in" svg:height="0.47244in" draw:id="id83" draw:style-name="a626" draw:name="Freihandform: Form 6">
          <svg:title/>
          <svg:desc/>
          <text:p text:style-name="a625" text:class-names="" text:cond-style-name=""><text:span text:style-name="a624" text:class-names="">Passwort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3.93701in" svg:y="3.54331in" svg:width="3.38583in" svg:height="0.47244in" draw:id="id84" draw:style-name="a629" draw:name="Freihandform: Form 7">
          <svg:title/>
          <svg:desc/>
          <text:p text:style-name="a628" text:class-names="" text:cond-style-name=""><text:span text:style-name="a627" text:class-names="">Login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07874in" svg:y="0.07874in" svg:width="10.86614in" svg:height="8.03149in" draw:id="id85" draw:style-name="a632" draw:name="Freihandform: Form 8">
          <svg:title/>
          <svg:desc/>
          <text:p text:style-name="a631" text:class-names="" text:cond-style-name=""><text:span text:style-name="a630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07874in" svg:y="0.07874in" svg:width="10.86614in" svg:height="0.55118in" draw:id="id86" draw:style-name="a635" draw:name="Freihandform: Form 9">
          <svg:title/>
          <svg:desc/>
          <text:p text:style-name="a634" text:class-names="" text:cond-style-name=""><text:span text:style-name="a633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07874in" svg:y="7.55906in" svg:width="10.86614in" svg:height="0.55118in" draw:id="id87" draw:style-name="a638" draw:name="Freihandform: Form 10">
          <svg:title/>
          <svg:desc/>
          <text:p text:style-name="a637" text:class-names="" text:cond-style-name=""><text:span text:style-name="a636" text:class-names="">Fußzeile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15748in" svg:y="0.11811in" svg:width="1.33858in" svg:height="0.47244in" draw:id="id88" draw:style-name="a641" draw:name="Freihandform: Form 11">
          <svg:title/>
          <svg:desc/>
          <text:p text:style-name="a640" text:class-names="" text:cond-style-name=""><text:span text:style-name="a639" text:class-names="">Kursübersicht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5748in" svg:y="0.11811in" svg:width="1.33858in" svg:height="0.47244in" draw:id="id89" draw:style-name="a644" draw:name="Freihandform: Form 12">
          <svg:title/>
          <svg:desc/>
          <text:p text:style-name="a643" text:class-names="" text:cond-style-name=""><text:span text:style-name="a642" text:class-names="">Einschreiben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.99213in" svg:y="0.11811in" svg:width="1.33858in" svg:height="0.47244in" draw:id="id90" draw:style-name="a647" draw:name="Freihandform: Form 13">
          <svg:title/>
          <svg:desc/>
          <text:p text:style-name="a646" text:class-names="" text:cond-style-name=""><text:span text:style-name="a645" text:class-names="">Ergebnis sehen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40945in" svg:y="0.11811in" svg:width="1.33858in" svg:height="0.47244in" draw:id="id91" draw:style-name="a650" draw:name="Freihandform: Form 14">
          <svg:title/>
          <svg:desc/>
          <text:p text:style-name="a649" text:class-names="" text:cond-style-name=""><text:span text:style-name="a648" text:class-names="">Tauschbörse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9.56693in" svg:y="0.11811in" svg:width="1.33858in" svg:height="0.47244in" draw:id="id92" draw:style-name="a653" draw:name="Freihandform: Form 15">
          <svg:title/>
          <svg:desc/>
          <text:p text:style-name="a652" text:class-names="" text:cond-style-name=""><text:span text:style-name="a651" text:class-names="">Registrieren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8.18898in" svg:y="0.11811in" svg:width="1.33858in" svg:height="0.47244in" draw:id="id93" draw:style-name="a657" draw:name="Freihandform: Form 16">
          <svg:title/>
          <svg:desc/>
          <text:p text:style-name="a656" text:class-names="" text:cond-style-name=""><text:span text:style-name="a654" text:class-names="">Anmelden</text:span><text:span text:style-name="a655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a663">
          <draw:frame draw:id="id94" draw:style-name="a660" draw:name="Foliennummernplatzhalter 6" svg:x="4.67953in" svg:y="11.10827in" svg:width="3.5878in" svg:height="0.58425in">
            <draw:text-box>
              <text:p text:style-name="a659" text:class-names="" text:cond-style-name=""><text:span text:style-name="a658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95" presentation:style-name="a661" draw:name="Folienbildplatzhalter 1">
            <svg:title/>
            <svg:desc/>
          </draw:page-thumbnail>
          <draw:frame draw:id="id96" presentation:style-name="a662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664" draw:master-page-name="Master1-Layout7-blank-Leer" presentation:presentation-page-layout-name="Master1-PPL7" draw:id="Slide-258">
        <draw:frame draw:id="id97" draw:style-name="a667" draw:name="Textfeld 1" svg:x="2.67717in" svg:y="2.12598in" svg:width="6.14173in" svg:height="0.46732in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custom-shape svg:x="2.87402in" svg:y="2.04724in" svg:width="5.43307in" svg:height="2.28346in" draw:id="id98" draw:style-name="a684" draw:name="Freihandform: Form 2">
          <svg:title/>
          <svg:desc/>
          <text:p text:style-name="a669" text:class-names="" text:cond-style-name=""><text:span text:style-name="a668" text:class-names="">Registration</text:span></text:p>
          <text:p text:style-name="a671" text:class-names="" text:cond-style-name=""><text:span text:style-name="a670" text:class-names=""/></text:p>
          <text:p text:style-name="a673" text:class-names="" text:cond-style-name=""><text:span text:style-name="a672" text:class-names=""/></text:p>
          <text:p text:style-name="a675" text:class-names="" text:cond-style-name=""><text:span text:style-name="a674" text:class-names=""/></text:p>
          <text:p text:style-name="a677" text:class-names="" text:cond-style-name=""><text:span text:style-name="a676" text:class-names=""/></text:p>
          <text:p text:style-name="a679" text:class-names="" text:cond-style-name=""><text:span text:style-name="a678" text:class-names=""/></text:p>
          <text:p text:style-name="a681" text:class-names="" text:cond-style-name=""><text:span text:style-name="a680" text:class-names=""/></text:p>
          <text:p text:style-name="a683" text:class-names="" text:cond-style-name=""><text:span text:style-name="a682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07874in" svg:y="0.07874in" svg:width="10.86614in" svg:height="8.03149in" draw:id="id99" draw:style-name="a687" draw:name="Freihandform: Form 3">
          <svg:title/>
          <svg:desc/>
          <text:p text:style-name="a686" text:class-names="" text:cond-style-name=""><text:span text:style-name="a685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3.93701in" svg:y="2.44094in" svg:width="3.38583in" svg:height="0.47244in" draw:id="id100" draw:style-name="a690" draw:name="Freihandform: Form 4">
          <svg:title/>
          <svg:desc/>
          <text:p text:style-name="a689" text:class-names="" text:cond-style-name=""><text:span text:style-name="a688" text:class-names="">E-Mail-Adresse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3.93701in" svg:y="2.99213in" svg:width="3.38583in" svg:height="0.47244in" draw:id="id101" draw:style-name="a693" draw:name="Freihandform: Form 5">
          <svg:title/>
          <svg:desc/>
          <text:p text:style-name="a692" text:class-names="" text:cond-style-name=""><text:span text:style-name="a691" text:class-names="">Passwort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3.93701in" svg:y="3.54331in" svg:width="3.38583in" svg:height="0.47244in" draw:id="id102" draw:style-name="a696" draw:name="Freihandform: Form 6">
          <svg:title/>
          <svg:desc/>
          <text:p text:style-name="a695" text:class-names="" text:cond-style-name=""><text:span text:style-name="a694" text:class-names="">Registrieren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07874in" svg:y="0.07874in" svg:width="10.86614in" svg:height="8.03149in" draw:id="id103" draw:style-name="a699" draw:name="Freihandform: Form 7">
          <svg:title/>
          <svg:desc/>
          <text:p text:style-name="a698" text:class-names="" text:cond-style-name=""><text:span text:style-name="a697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07874in" svg:y="0.07874in" svg:width="10.86614in" svg:height="0.55118in" draw:id="id104" draw:style-name="a702" draw:name="Freihandform: Form 8">
          <svg:title/>
          <svg:desc/>
          <text:p text:style-name="a701" text:class-names="" text:cond-style-name=""><text:span text:style-name="a700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07874in" svg:y="7.55906in" svg:width="10.86614in" svg:height="0.55118in" draw:id="id105" draw:style-name="a705" draw:name="Freihandform: Form 9">
          <svg:title/>
          <svg:desc/>
          <text:p text:style-name="a704" text:class-names="" text:cond-style-name=""><text:span text:style-name="a703" text:class-names="">Fußzeile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15748in" svg:y="0.11811in" svg:width="1.33858in" svg:height="0.47244in" draw:id="id106" draw:style-name="a708" draw:name="Freihandform: Form 10">
          <svg:title/>
          <svg:desc/>
          <text:p text:style-name="a707" text:class-names="" text:cond-style-name=""><text:span text:style-name="a706" text:class-names="">Kursübersicht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5748in" svg:y="0.11811in" svg:width="1.33858in" svg:height="0.47244in" draw:id="id107" draw:style-name="a711" draw:name="Freihandform: Form 11">
          <svg:title/>
          <svg:desc/>
          <text:p text:style-name="a710" text:class-names="" text:cond-style-name=""><text:span text:style-name="a709" text:class-names="">Einschreiben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.99213in" svg:y="0.11811in" svg:width="1.33858in" svg:height="0.47244in" draw:id="id108" draw:style-name="a714" draw:name="Freihandform: Form 12">
          <svg:title/>
          <svg:desc/>
          <text:p text:style-name="a713" text:class-names="" text:cond-style-name=""><text:span text:style-name="a712" text:class-names="">Ergebnis sehen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40945in" svg:y="0.11811in" svg:width="1.33858in" svg:height="0.47244in" draw:id="id109" draw:style-name="a717" draw:name="Freihandform: Form 13">
          <svg:title/>
          <svg:desc/>
          <text:p text:style-name="a716" text:class-names="" text:cond-style-name=""><text:span text:style-name="a715" text:class-names="">Tauschbörse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9.56693in" svg:y="0.11811in" svg:width="1.33858in" svg:height="0.47244in" draw:id="id110" draw:style-name="a720" draw:name="Freihandform: Form 14">
          <svg:title/>
          <svg:desc/>
          <text:p text:style-name="a719" text:class-names="" text:cond-style-name=""><text:span text:style-name="a718" text:class-names="">Registrieren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8.18898in" svg:y="0.11811in" svg:width="1.33858in" svg:height="0.47244in" draw:id="id111" draw:style-name="a724" draw:name="Freihandform: Form 15">
          <svg:title/>
          <svg:desc/>
          <text:p text:style-name="a723" text:class-names="" text:cond-style-name=""><text:span text:style-name="a721" text:class-names="">Anmelden</text:span><text:span text:style-name="a722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a730">
          <draw:frame draw:id="id112" draw:style-name="a727" draw:name="Foliennummernplatzhalter 6" svg:x="4.67953in" svg:y="11.10827in" svg:width="3.5878in" svg:height="0.58425in">
            <draw:text-box>
              <text:p text:style-name="a726" text:class-names="" text:cond-style-name=""><text:span text:style-name="a725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113" presentation:style-name="a728" draw:name="Folienbildplatzhalter 1">
            <svg:title/>
            <svg:desc/>
          </draw:page-thumbnail>
          <draw:frame draw:id="id114" presentation:style-name="a729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731" draw:master-page-name="Master1-Layout7-blank-Leer" presentation:presentation-page-layout-name="Master1-PPL7" draw:id="Slide-259">
        <draw:custom-shape svg:x="2.20472in" svg:y="3.8189in" svg:width="1.02362in" svg:height="1.10236in" draw:id="id115" draw:style-name="a734" draw:name="Freihandform: Form 1">
          <svg:title/>
          <svg:desc/>
          <text:p text:style-name="a733" text:class-names="" text:cond-style-name=""><text:span text:style-name="a732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3.70079in" svg:y="3.8189in" svg:width="1.02362in" svg:height="1.10236in" draw:id="id116" draw:style-name="a737" draw:name="Freihandform: Form 2">
          <svg:title/>
          <svg:desc/>
          <text:p text:style-name="a736" text:class-names="" text:cond-style-name=""><text:span text:style-name="a735" text:class-names="">Kurs 2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5.15748in" svg:y="3.8189in" svg:width="1.02362in" svg:height="1.10236in" draw:id="id117" draw:style-name="a740" draw:name="Freihandform: Form 3">
          <svg:title/>
          <svg:desc/>
          <text:p text:style-name="a739" text:class-names="" text:cond-style-name=""><text:span text:style-name="a738" text:class-names="">Kurs 3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6.5748in" svg:y="3.8189in" svg:width="1.02362in" svg:height="1.10236in" draw:id="id118" draw:style-name="a743" draw:name="Freihandform: Form 4">
          <svg:title/>
          <svg:desc/>
          <text:p text:style-name="a742" text:class-names="" text:cond-style-name=""><text:span text:style-name="a741" text:class-names="">Kurs 4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7.99213in" svg:y="3.8189in" svg:width="1.02362in" svg:height="1.10236in" draw:id="id119" draw:style-name="a746" draw:name="Freihandform: Form 5">
          <svg:title/>
          <svg:desc/>
          <text:p text:style-name="a745" text:class-names="" text:cond-style-name=""><text:span text:style-name="a744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.20472in" svg:y="3.8189in" svg:width="1.02362in" svg:height="1.10236in" draw:id="id120" draw:style-name="a749" draw:name="Freihandform: Form 6">
          <svg:title/>
          <svg:desc/>
          <text:p text:style-name="a748" text:class-names="" text:cond-style-name=""><text:span text:style-name="a747" text:class-names="">Kurs 1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7.99213in" svg:y="3.8189in" svg:width="1.02362in" svg:height="1.10236in" draw:id="id121" draw:style-name="a752" draw:name="Freihandform: Form 7">
          <svg:title/>
          <svg:desc/>
          <text:p text:style-name="a751" text:class-names="" text:cond-style-name=""><text:span text:style-name="a750" text:class-names="">Kurs 5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.20472in" svg:y="5.23622in" svg:width="1.02362in" svg:height="1.10236in" draw:id="id122" draw:style-name="a755" draw:name="Freihandform: Form 8">
          <svg:title/>
          <svg:desc/>
          <text:p text:style-name="a754" text:class-names="" text:cond-style-name=""><text:span text:style-name="a753" text:class-names="">Kurs 6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7.99213in" svg:y="5.23622in" svg:width="1.02362in" svg:height="1.10236in" draw:id="id123" draw:style-name="a758" draw:name="Freihandform: Form 9">
          <svg:title/>
          <svg:desc/>
          <text:p text:style-name="a757" text:class-names="" text:cond-style-name=""><text:span text:style-name="a756" text:class-names="">Kurs 10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3.66142in" svg:y="5.23622in" svg:width="1.02362in" svg:height="1.10236in" draw:id="id124" draw:style-name="a761" draw:name="Freihandform: Form 10">
          <svg:title/>
          <svg:desc/>
          <text:p text:style-name="a760" text:class-names="" text:cond-style-name=""><text:span text:style-name="a759" text:class-names="">Kurs 7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5.15748in" svg:y="5.23622in" svg:width="1.02362in" svg:height="1.10236in" draw:id="id125" draw:style-name="a764" draw:name="Freihandform: Form 11">
          <svg:title/>
          <svg:desc/>
          <text:p text:style-name="a763" text:class-names="" text:cond-style-name=""><text:span text:style-name="a762" text:class-names="">Kurs 8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6.5748in" svg:y="5.23622in" svg:width="1.02362in" svg:height="1.10236in" draw:id="id126" draw:style-name="a767" draw:name="Freihandform: Form 12">
          <svg:title/>
          <svg:desc/>
          <text:p text:style-name="a766" text:class-names="" text:cond-style-name=""><text:span text:style-name="a765" text:class-names="">Kurs 9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07874in" svg:y="0.07874in" svg:width="10.86614in" svg:height="8.03149in" draw:id="id127" draw:style-name="a770" draw:name="Freihandform: Form 13">
          <svg:title/>
          <svg:desc/>
          <text:p text:style-name="a769" text:class-names="" text:cond-style-name=""><text:span text:style-name="a768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07874in" svg:y="0.07874in" svg:width="10.86614in" svg:height="0.55118in" draw:id="id128" draw:style-name="a773" draw:name="Freihandform: Form 14">
          <svg:title/>
          <svg:desc/>
          <text:p text:style-name="a772" text:class-names="" text:cond-style-name=""><text:span text:style-name="a771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07874in" svg:y="7.55906in" svg:width="10.86614in" svg:height="0.55118in" draw:id="id129" draw:style-name="a776" draw:name="Freihandform: Form 15">
          <svg:title/>
          <svg:desc/>
          <text:p text:style-name="a775" text:class-names="" text:cond-style-name=""><text:span text:style-name="a774" text:class-names="">Fußzeile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82677in" svg:y="1.92913in" svg:width="9.52756in" svg:height="1.25984in" draw:id="id130" draw:style-name="a779" draw:name="Freihandform: Form 16">
          <svg:title/>
          <svg:desc/>
          <text:p text:style-name="a778" text:class-names="" text:cond-style-name=""><text:span text:style-name="a777" text:class-names="">Erklärender Text zum Empiriepraktikum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15748in" svg:y="0.11811in" svg:width="1.33858in" svg:height="0.47244in" draw:id="id131" draw:style-name="a782" draw:name="Freihandform: Form 17">
          <svg:title/>
          <svg:desc/>
          <text:p text:style-name="a781" text:class-names="" text:cond-style-name=""><text:span text:style-name="a780" text:class-names="">Kursübersicht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5748in" svg:y="0.11811in" svg:width="1.33858in" svg:height="0.47244in" draw:id="id132" draw:style-name="a785" draw:name="Freihandform: Form 18">
          <svg:title/>
          <svg:desc/>
          <text:p text:style-name="a784" text:class-names="" text:cond-style-name=""><text:span text:style-name="a783" text:class-names="">Einschreiben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.99213in" svg:y="0.11811in" svg:width="1.33858in" svg:height="0.47244in" draw:id="id133" draw:style-name="a788" draw:name="Freihandform: Form 19">
          <svg:title/>
          <svg:desc/>
          <text:p text:style-name="a787" text:class-names="" text:cond-style-name=""><text:span text:style-name="a786" text:class-names="">Ergebnis sehen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40945in" svg:y="0.11811in" svg:width="1.33858in" svg:height="0.47244in" draw:id="id134" draw:style-name="a791" draw:name="Freihandform: Form 20">
          <svg:title/>
          <svg:desc/>
          <text:p text:style-name="a790" text:class-names="" text:cond-style-name=""><text:span text:style-name="a789" text:class-names="">Tauschbörse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9.56693in" svg:y="0.11811in" svg:width="1.33858in" svg:height="0.47244in" draw:id="id135" draw:style-name="a795" draw:name="Freihandform: Form 21">
          <svg:title/>
          <svg:desc/>
          <text:p text:style-name="a794" text:class-names="" text:cond-style-name=""><text:span text:style-name="a792" text:class-names="">Registrieren</text:span><text:span text:style-name="a793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8.18898in" svg:y="0.11811in" svg:width="1.33858in" svg:height="0.47244in" draw:id="id136" draw:style-name="a799" draw:name="Freihandform: Form 22">
          <svg:title/>
          <svg:desc/>
          <text:p text:style-name="a798" text:class-names="" text:cond-style-name=""><text:span text:style-name="a796" text:class-names="">Anmelden</text:span><text:span text:style-name="a797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a805">
          <draw:frame draw:id="id137" draw:style-name="a802" draw:name="Foliennummernplatzhalter 6" svg:x="4.67953in" svg:y="11.10827in" svg:width="3.5878in" svg:height="0.58425in">
            <draw:text-box>
              <text:p text:style-name="a801" text:class-names="" text:cond-style-name=""><text:span text:style-name="a800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38" presentation:style-name="a803" draw:name="Folienbildplatzhalter 1">
            <svg:title/>
            <svg:desc/>
          </draw:page-thumbnail>
          <draw:frame draw:id="id139" presentation:style-name="a804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806" draw:master-page-name="Master1-Layout7-blank-Leer" presentation:presentation-page-layout-name="Master1-PPL7" draw:id="Slide-260">
        <draw:custom-shape svg:x="0.07874in" svg:y="0.07874in" svg:width="10.86614in" svg:height="0.55118in" draw:id="id140" draw:style-name="a809" draw:name="Freihandform: Form 1">
          <svg:title/>
          <svg:desc/>
          <text:p text:style-name="a808" text:class-names="" text:cond-style-name=""><text:span text:style-name="a807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07874in" svg:y="7.55906in" svg:width="10.86614in" svg:height="0.55118in" draw:id="id141" draw:style-name="a812" draw:name="Freihandform: Form 2">
          <svg:title/>
          <svg:desc/>
          <text:p text:style-name="a811" text:class-names="" text:cond-style-name=""><text:span text:style-name="a810" text:class-names="">Fußzeile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07874in" svg:y="0.07874in" svg:width="10.86614in" svg:height="8.03149in" draw:id="id142" draw:style-name="a815" draw:name="Freihandform: Form 3">
          <svg:title/>
          <svg:desc/>
          <text:p text:style-name="a814" text:class-names="" text:cond-style-name=""><text:span text:style-name="a813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62992in" svg:y="1.1811in" svg:width="9.84252in" svg:height="5.98425in" draw:id="id143" draw:style-name="a818" draw:name="Freihandform: Form 4">
          <svg:title/>
          <svg:desc/>
          <text:p text:style-name="a817" text:class-names="" text:cond-style-name=""><text:span text:style-name="a816" text:class-names="">Detaillierte Beschreibung eines Kurses mit allen Informationen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9.56693in" svg:y="0.11811in" svg:width="1.33858in" svg:height="0.47244in" draw:id="id144" draw:style-name="a822" draw:name="Freihandform: Form 5">
          <svg:title/>
          <svg:desc/>
          <text:p text:style-name="a821" text:class-names="" text:cond-style-name=""><text:span text:style-name="a819" text:class-names="">Registrieren</text:span><text:span text:style-name="a820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8.18898in" svg:y="0.11811in" svg:width="1.33858in" svg:height="0.47244in" draw:id="id145" draw:style-name="a826" draw:name="Freihandform: Form 6">
          <svg:title/>
          <svg:desc/>
          <text:p text:style-name="a825" text:class-names="" text:cond-style-name=""><text:span text:style-name="a823" text:class-names="">Anemelden</text:span><text:span text:style-name="a824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15748in" svg:y="0.11811in" svg:width="1.33858in" svg:height="0.47244in" draw:id="id146" draw:style-name="a829" draw:name="Freihandform: Form 7">
          <svg:title/>
          <svg:desc/>
          <text:p text:style-name="a828" text:class-names="" text:cond-style-name=""><text:span text:style-name="a827" text:class-names="">Kursübersicht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5748in" svg:y="0.11811in" svg:width="1.33858in" svg:height="0.47244in" draw:id="id147" draw:style-name="a832" draw:name="Freihandform: Form 8">
          <svg:title/>
          <svg:desc/>
          <text:p text:style-name="a831" text:class-names="" text:cond-style-name=""><text:span text:style-name="a830" text:class-names="">Einschreiben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.99213in" svg:y="0.11811in" svg:width="1.33858in" svg:height="0.47244in" draw:id="id148" draw:style-name="a835" draw:name="Freihandform: Form 9">
          <svg:title/>
          <svg:desc/>
          <text:p text:style-name="a834" text:class-names="" text:cond-style-name=""><text:span text:style-name="a833" text:class-names="">Ergebnis sehen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40945in" svg:y="0.11811in" svg:width="1.33858in" svg:height="0.47244in" draw:id="id149" draw:style-name="a838" draw:name="Freihandform: Form 10">
          <svg:title/>
          <svg:desc/>
          <text:p text:style-name="a837" text:class-names="" text:cond-style-name=""><text:span text:style-name="a836" text:class-names="">Tauschbörse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a844">
          <draw:frame draw:id="id150" draw:style-name="a841" draw:name="Foliennummernplatzhalter 6" svg:x="4.67953in" svg:y="11.10827in" svg:width="3.5878in" svg:height="0.58425in">
            <draw:text-box>
              <text:p text:style-name="a840" text:class-names="" text:cond-style-name=""><text:span text:style-name="a839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51" presentation:style-name="a842" draw:name="Folienbildplatzhalter 1">
            <svg:title/>
            <svg:desc/>
          </draw:page-thumbnail>
          <draw:frame draw:id="id152" presentation:style-name="a843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845" draw:master-page-name="Master1-Layout7-blank-Leer" presentation:presentation-page-layout-name="Master1-PPL7" draw:id="Slide-261">
        <draw:custom-shape svg:x="0.07874in" svg:y="0.07874in" svg:width="10.86614in" svg:height="0.55118in" draw:id="id153" draw:style-name="a848" draw:name="Freihandform: Form 1">
          <svg:title/>
          <svg:desc/>
          <text:p text:style-name="a847" text:class-names="" text:cond-style-name=""><text:span text:style-name="a846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07874in" svg:y="7.55906in" svg:width="10.86614in" svg:height="0.55118in" draw:id="id154" draw:style-name="a851" draw:name="Freihandform: Form 2">
          <svg:title/>
          <svg:desc/>
          <text:p text:style-name="a850" text:class-names="" text:cond-style-name=""><text:span text:style-name="a849" text:class-names="">Fußzeile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82677in" svg:y="1.92913in" svg:width="9.52756in" svg:height="1.25984in" draw:id="id155" draw:style-name="a854" draw:name="Freihandform: Form 3">
          <svg:title/>
          <svg:desc/>
          <text:p text:style-name="a853" text:class-names="" text:cond-style-name=""><text:span text:style-name="a852" text:class-names="">Erklärender Text zur Einschreibung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.55906in" svg:y="3.85827in" svg:width="5.82677in" svg:height="2.44094in" draw:id="id156" draw:style-name="a871" draw:name="Freihandform: Form 4">
          <svg:title/>
          <svg:desc/>
          <text:p text:style-name="a856" text:class-names="" text:cond-style-name=""><text:span text:style-name="a855" text:class-names="">Präferenzliste</text:span></text:p>
          <text:p text:style-name="a858" text:class-names="" text:cond-style-name=""><text:span text:style-name="a857" text:class-names=""/></text:p>
          <text:p text:style-name="a860" text:class-names="" text:cond-style-name=""><text:span text:style-name="a859" text:class-names=""/></text:p>
          <text:p text:style-name="a862" text:class-names="" text:cond-style-name=""><text:span text:style-name="a861" text:class-names=""/></text:p>
          <text:p text:style-name="a864" text:class-names="" text:cond-style-name=""><text:span text:style-name="a863" text:class-names=""/></text:p>
          <text:p text:style-name="a866" text:class-names="" text:cond-style-name=""><text:span text:style-name="a865" text:class-names=""/></text:p>
          <text:p text:style-name="a868" text:class-names="" text:cond-style-name=""><text:span text:style-name="a867" text:class-names=""/></text:p>
          <text:p text:style-name="a870" text:class-names="" text:cond-style-name=""><text:span text:style-name="a869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07874in" svg:y="0.07874in" svg:width="10.86614in" svg:height="8.03149in" draw:id="id157" draw:style-name="a874" draw:name="Freihandform: Form 5">
          <svg:title/>
          <svg:desc/>
          <text:p text:style-name="a873" text:class-names="" text:cond-style-name=""><text:span text:style-name="a872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33071in" svg:y="6.61417in" svg:width="2.28346in" svg:height="0.55118in" draw:id="id158" draw:style-name="a877" draw:name="Freihandform: Form 6">
          <svg:title/>
          <svg:desc/>
          <text:p text:style-name="a876" text:class-names="" text:cond-style-name=""><text:span text:style-name="a875" text:class-names="">Absenden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33071in" svg:y="4.25197in" svg:width="2.28346in" svg:height="0.31496in" draw:id="id159" draw:style-name="a880" draw:name="Freihandform: Form 7">
          <svg:title/>
          <svg:desc/>
          <text:p text:style-name="a879" text:class-names="" text:cond-style-name=""><text:span text:style-name="a878" text:class-names="">Kurs 1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33071in" svg:y="4.6063in" svg:width="2.28346in" svg:height="0.31496in" draw:id="id160" draw:style-name="a883" draw:name="Freihandform: Form 8">
          <svg:title/>
          <svg:desc/>
          <text:p text:style-name="a882" text:class-names="" text:cond-style-name=""><text:span text:style-name="a881" text:class-names="">Kurs 2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33071in" svg:y="4.96063in" svg:width="2.28346in" svg:height="0.31496in" draw:id="id161" draw:style-name="a886" draw:name="Freihandform: Form 9">
          <svg:title/>
          <svg:desc/>
          <text:p text:style-name="a885" text:class-names="" text:cond-style-name=""><text:span text:style-name="a884" text:class-names="">Kurs 3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33071in" svg:y="5.31496in" svg:width="2.28346in" svg:height="0.31496in" draw:id="id162" draw:style-name="a889" draw:name="Freihandform: Form 10">
          <svg:title/>
          <svg:desc/>
          <text:p text:style-name="a888" text:class-names="" text:cond-style-name=""><text:span text:style-name="a887" text:class-names="">Kurs 4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33071in" svg:y="5.66929in" svg:width="2.28346in" svg:height="0.31496in" draw:id="id163" draw:style-name="a892" draw:name="Freihandform: Form 11">
          <svg:title/>
          <svg:desc/>
          <text:p text:style-name="a891" text:class-names="" text:cond-style-name=""><text:span text:style-name="a890" text:class-names="">Kurs 5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15748in" svg:y="0.11811in" svg:width="1.33858in" svg:height="0.47244in" draw:id="id164" draw:style-name="a895" draw:name="Freihandform: Form 12">
          <svg:title/>
          <svg:desc/>
          <text:p text:style-name="a894" text:class-names="" text:cond-style-name=""><text:span text:style-name="a893" text:class-names="">Kursübersicht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5748in" svg:y="0.11811in" svg:width="1.33858in" svg:height="0.47244in" draw:id="id165" draw:style-name="a898" draw:name="Freihandform: Form 13">
          <svg:title/>
          <svg:desc/>
          <text:p text:style-name="a897" text:class-names="" text:cond-style-name=""><text:span text:style-name="a896" text:class-names="">Einschreiben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.99213in" svg:y="0.11811in" svg:width="1.33858in" svg:height="0.47244in" draw:id="id166" draw:style-name="a901" draw:name="Freihandform: Form 14">
          <svg:title/>
          <svg:desc/>
          <text:p text:style-name="a900" text:class-names="" text:cond-style-name=""><text:span text:style-name="a899" text:class-names="">Ergebnis sehen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40945in" svg:y="0.11811in" svg:width="1.33858in" svg:height="0.47244in" draw:id="id167" draw:style-name="a904" draw:name="Freihandform: Form 15">
          <svg:title/>
          <svg:desc/>
          <text:p text:style-name="a903" text:class-names="" text:cond-style-name=""><text:span text:style-name="a902" text:class-names="">Tauschbörse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9.56693in" svg:y="0.11811in" svg:width="1.33858in" svg:height="0.47244in" draw:id="id168" draw:style-name="a908" draw:name="Freihandform: Form 16">
          <svg:title/>
          <svg:desc/>
          <text:p text:style-name="a907" text:class-names="" text:cond-style-name=""><text:span text:style-name="a905" text:class-names="">Abmelden</text:span><text:span text:style-name="a906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a914">
          <draw:frame draw:id="id169" draw:style-name="a911" draw:name="Foliennummernplatzhalter 6" svg:x="4.67953in" svg:y="11.10827in" svg:width="3.5878in" svg:height="0.58425in">
            <draw:text-box>
              <text:p text:style-name="a910" text:class-names="" text:cond-style-name=""><text:span text:style-name="a909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70" presentation:style-name="a912" draw:name="Folienbildplatzhalter 1">
            <svg:title/>
            <svg:desc/>
          </draw:page-thumbnail>
          <draw:frame draw:id="id171" presentation:style-name="a913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915" draw:master-page-name="Master1-Layout7-blank-Leer" presentation:presentation-page-layout-name="Master1-PPL7" draw:id="Slide-262">
        <draw:custom-shape svg:x="0.07874in" svg:y="0.07874in" svg:width="10.86614in" svg:height="0.55118in" draw:id="id172" draw:style-name="a918" draw:name="Freihandform: Form 1">
          <svg:title/>
          <svg:desc/>
          <text:p text:style-name="a917" text:class-names="" text:cond-style-name=""><text:span text:style-name="a916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07874in" svg:y="7.55906in" svg:width="10.86614in" svg:height="0.55118in" draw:id="id173" draw:style-name="a921" draw:name="Freihandform: Form 2">
          <svg:title/>
          <svg:desc/>
          <text:p text:style-name="a920" text:class-names="" text:cond-style-name=""><text:span text:style-name="a919" text:class-names="">Fußzeile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07874in" svg:y="0.07874in" svg:width="10.86614in" svg:height="8.03149in" draw:id="id174" draw:style-name="a924" draw:name="Freihandform: Form 3">
          <svg:title/>
          <svg:desc/>
          <text:p text:style-name="a923" text:class-names="" text:cond-style-name=""><text:span text:style-name="a922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62992in" svg:y="1.1811in" svg:width="9.84252in" svg:height="5.98425in" draw:id="id175" draw:style-name="a927" draw:name="Freihandform: Form 4">
          <svg:title/>
          <svg:desc/>
          <text:p text:style-name="a926" text:class-names="" text:cond-style-name=""><text:span text:style-name="a925" text:class-names="">Detaillierte Beschreibung des eigenen Kurses mit allen Informationen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9.56693in" svg:y="0.11811in" svg:width="1.33858in" svg:height="0.47244in" draw:id="id176" draw:style-name="a931" draw:name="Freihandform: Form 5">
          <svg:title/>
          <svg:desc/>
          <text:p text:style-name="a930" text:class-names="" text:cond-style-name=""><text:span text:style-name="a928" text:class-names="">Abmelden</text:span><text:span text:style-name="a929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15748in" svg:y="0.11811in" svg:width="1.33858in" svg:height="0.47244in" draw:id="id177" draw:style-name="a934" draw:name="Freihandform: Form 7">
          <svg:title/>
          <svg:desc/>
          <text:p text:style-name="a933" text:class-names="" text:cond-style-name=""><text:span text:style-name="a932" text:class-names="">Kursübersicht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5748in" svg:y="0.11811in" svg:width="1.33858in" svg:height="0.47244in" draw:id="id178" draw:style-name="a937" draw:name="Freihandform: Form 8">
          <svg:title/>
          <svg:desc/>
          <text:p text:style-name="a936" text:class-names="" text:cond-style-name=""><text:span text:style-name="a935" text:class-names="">Einschreiben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.99213in" svg:y="0.11811in" svg:width="1.33858in" svg:height="0.47244in" draw:id="id179" draw:style-name="a940" draw:name="Freihandform: Form 9">
          <svg:title/>
          <svg:desc/>
          <text:p text:style-name="a939" text:class-names="" text:cond-style-name=""><text:span text:style-name="a938" text:class-names="">Ergebnis sehen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40945in" svg:y="0.11811in" svg:width="1.33858in" svg:height="0.47244in" draw:id="id180" draw:style-name="a943" draw:name="Freihandform: Form 10">
          <svg:title/>
          <svg:desc/>
          <text:p text:style-name="a942" text:class-names="" text:cond-style-name=""><text:span text:style-name="a941" text:class-names="">Tauschbörse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a949">
          <draw:frame draw:id="id181" draw:style-name="a946" draw:name="Foliennummernplatzhalter 6" svg:x="4.67953in" svg:y="11.10827in" svg:width="3.5878in" svg:height="0.58425in">
            <draw:text-box>
              <text:p text:style-name="a945" text:class-names="" text:cond-style-name=""><text:span text:style-name="a944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82" presentation:style-name="a947" draw:name="Folienbildplatzhalter 1">
            <svg:title/>
            <svg:desc/>
          </draw:page-thumbnail>
          <draw:frame draw:id="id183" presentation:style-name="a948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950" draw:master-page-name="Master1-Layout7-blank-Leer" presentation:presentation-page-layout-name="Master1-PPL7" draw:id="Slide-263">
        <draw:custom-shape svg:x="0.07874in" svg:y="0.07874in" svg:width="10.86614in" svg:height="0.55118in" draw:id="id184" draw:style-name="a953" draw:name="Freihandform: Form 1">
          <svg:title/>
          <svg:desc/>
          <text:p text:style-name="a952" text:class-names="" text:cond-style-name=""><text:span text:style-name="a951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07874in" svg:y="7.55906in" svg:width="10.86614in" svg:height="0.55118in" draw:id="id185" draw:style-name="a956" draw:name="Freihandform: Form 2">
          <svg:title/>
          <svg:desc/>
          <text:p text:style-name="a955" text:class-names="" text:cond-style-name=""><text:span text:style-name="a954" text:class-names="">Fußzeile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07874in" svg:y="0.07874in" svg:width="10.86614in" svg:height="8.03149in" draw:id="id186" draw:style-name="a959" draw:name="Freihandform: Form 3">
          <svg:title/>
          <svg:desc/>
          <text:p text:style-name="a958" text:class-names="" text:cond-style-name=""><text:span text:style-name="a957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62992in" svg:y="1.9685in" svg:width="9.84252in" svg:height="0.7874in" draw:id="id187" draw:style-name="a962" draw:name="Freihandform: Form 4">
          <svg:title/>
          <svg:desc/>
          <text:p text:style-name="a961" text:class-names="" text:cond-style-name=""><text:span text:style-name="a960" text:class-names="">Eigener Kursname, z.B. Kurs 4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9.56693in" svg:y="0.11811in" svg:width="1.33858in" svg:height="0.47244in" draw:id="id188" draw:style-name="a966" draw:name="Freihandform: Form 5">
          <svg:title/>
          <svg:desc/>
          <text:p text:style-name="a965" text:class-names="" text:cond-style-name=""><text:span text:style-name="a963" text:class-names="">Abmelden</text:span><text:span text:style-name="a964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15748in" svg:y="0.11811in" svg:width="1.33858in" svg:height="0.47244in" draw:id="id189" draw:style-name="a969" draw:name="Freihandform: Form 7">
          <svg:title/>
          <svg:desc/>
          <text:p text:style-name="a968" text:class-names="" text:cond-style-name=""><text:span text:style-name="a967" text:class-names="">Kursübersicht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5748in" svg:y="0.11811in" svg:width="1.33858in" svg:height="0.47244in" draw:id="id190" draw:style-name="a972" draw:name="Freihandform: Form 8">
          <svg:title/>
          <svg:desc/>
          <text:p text:style-name="a971" text:class-names="" text:cond-style-name=""><text:span text:style-name="a970" text:class-names="">Einschreiben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.99213in" svg:y="0.11811in" svg:width="1.33858in" svg:height="0.47244in" draw:id="id191" draw:style-name="a975" draw:name="Freihandform: Form 9">
          <svg:title/>
          <svg:desc/>
          <text:p text:style-name="a974" text:class-names="" text:cond-style-name=""><text:span text:style-name="a973" text:class-names="">Ergebnis sehen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40945in" svg:y="0.11811in" svg:width="1.33858in" svg:height="0.47244in" draw:id="id192" draw:style-name="a978" draw:name="Freihandform: Form 10">
          <svg:title/>
          <svg:desc/>
          <text:p text:style-name="a977" text:class-names="" text:cond-style-name=""><text:span text:style-name="a976" text:class-names="">Tauschbörse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3.70079in" svg:y="3.8189in" svg:width="1.02362in" svg:height="1.10236in" draw:id="id193" draw:style-name="a981" draw:name="Freihandform: Form 11">
          <svg:title/>
          <svg:desc/>
          <text:p text:style-name="a980" text:class-names="" text:cond-style-name=""><text:span text:style-name="a979" text:class-names="">Kurs 2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5.15748in" svg:y="3.8189in" svg:width="1.02362in" svg:height="1.10236in" draw:id="id194" draw:style-name="a984" draw:name="Freihandform: Form 12">
          <svg:title/>
          <svg:desc/>
          <text:p text:style-name="a983" text:class-names="" text:cond-style-name=""><text:span text:style-name="a982" text:class-names="">Kurs 3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6.5748in" svg:y="3.8189in" svg:width="1.02362in" svg:height="1.10236in" draw:id="id195" draw:style-name="a987" draw:name="Freihandform: Form 13">
          <svg:title/>
          <svg:desc/>
          <text:p text:style-name="a986" text:class-names="" text:cond-style-name=""><text:span text:style-name="a985" text:class-names="">Kurs 4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.20472in" svg:y="3.8189in" svg:width="1.02362in" svg:height="1.10236in" draw:id="id196" draw:style-name="a990" draw:name="Freihandform: Form 14">
          <svg:title/>
          <svg:desc/>
          <text:p text:style-name="a989" text:class-names="" text:cond-style-name=""><text:span text:style-name="a988" text:class-names="">Kurs 1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7.99213in" svg:y="3.8189in" svg:width="1.02362in" svg:height="1.10236in" draw:id="id197" draw:style-name="a993" draw:name="Freihandform: Form 15">
          <svg:title/>
          <svg:desc/>
          <text:p text:style-name="a992" text:class-names="" text:cond-style-name=""><text:span text:style-name="a991" text:class-names="">Kurs 5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.20472in" svg:y="5.23622in" svg:width="1.02362in" svg:height="1.10236in" draw:id="id198" draw:style-name="a996" draw:name="Freihandform: Form 16">
          <svg:title/>
          <svg:desc/>
          <text:p text:style-name="a995" text:class-names="" text:cond-style-name=""><text:span text:style-name="a994" text:class-names="">Kurs 6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7.99213in" svg:y="5.23622in" svg:width="1.02362in" svg:height="1.10236in" draw:id="id199" draw:style-name="a999" draw:name="Freihandform: Form 17">
          <svg:title/>
          <svg:desc/>
          <text:p text:style-name="a998" text:class-names="" text:cond-style-name=""><text:span text:style-name="a997" text:class-names="">Kurs 10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3.66142in" svg:y="5.23622in" svg:width="1.02362in" svg:height="1.10236in" draw:id="id200" draw:style-name="a1002" draw:name="Freihandform: Form 18">
          <svg:title/>
          <svg:desc/>
          <text:p text:style-name="a1001" text:class-names="" text:cond-style-name=""><text:span text:style-name="a1000" text:class-names="">Kurs 7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5.15748in" svg:y="5.23622in" svg:width="1.02362in" svg:height="1.10236in" draw:id="id201" draw:style-name="a1005" draw:name="Freihandform: Form 19">
          <svg:title/>
          <svg:desc/>
          <text:p text:style-name="a1004" text:class-names="" text:cond-style-name=""><text:span text:style-name="a1003" text:class-names="">Kurs 8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6.5748in" svg:y="5.23622in" svg:width="1.02362in" svg:height="1.10236in" draw:id="id202" draw:style-name="a1008" draw:name="Freihandform: Form 20">
          <svg:title/>
          <svg:desc/>
          <text:p text:style-name="a1007" text:class-names="" text:cond-style-name=""><text:span text:style-name="a1006" text:class-names="">Kurs 9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a1014">
          <draw:frame draw:id="id203" draw:style-name="a1011" draw:name="Foliennummernplatzhalter 6" svg:x="4.67953in" svg:y="11.10827in" svg:width="3.5878in" svg:height="0.58425in">
            <draw:text-box>
              <text:p text:style-name="a1010" text:class-names="" text:cond-style-name=""><text:span text:style-name="a1009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204" presentation:style-name="a1012" draw:name="Folienbildplatzhalter 1">
            <svg:title/>
            <svg:desc/>
          </draw:page-thumbnail>
          <draw:frame draw:id="id205" presentation:style-name="a1013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1015" draw:master-page-name="Master1-Layout7-blank-Leer" presentation:presentation-page-layout-name="Master1-PPL7" draw:id="Slide-264">
        <draw:custom-shape svg:x="0.07874in" svg:y="0.07874in" svg:width="10.86614in" svg:height="0.55118in" draw:id="id206" draw:style-name="a1018" draw:name="Freihandform: Form 1">
          <svg:title/>
          <svg:desc/>
          <text:p text:style-name="a1017" text:class-names="" text:cond-style-name=""><text:span text:style-name="a1016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07874in" svg:y="7.55906in" svg:width="10.86614in" svg:height="0.55118in" draw:id="id207" draw:style-name="a1021" draw:name="Freihandform: Form 2">
          <svg:title/>
          <svg:desc/>
          <text:p text:style-name="a1020" text:class-names="" text:cond-style-name=""><text:span text:style-name="a1019" text:class-names="">Fußzeile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07874in" svg:y="0.07874in" svg:width="10.86614in" svg:height="8.03149in" draw:id="id208" draw:style-name="a1024" draw:name="Freihandform: Form 3">
          <svg:title/>
          <svg:desc/>
          <text:p text:style-name="a1023" text:class-names="" text:cond-style-name=""><text:span text:style-name="a1022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62992in" svg:y="1.06299in" svg:width="9.84252in" svg:height="0.7874in" draw:id="id209" draw:style-name="a1027" draw:name="Freihandform: Form 4">
          <svg:title/>
          <svg:desc/>
          <text:p text:style-name="a1026" text:class-names="" text:cond-style-name=""><text:span text:style-name="a1025" text:class-names="">Tauschanfrage an {Kursname}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9.56693in" svg:y="0.11811in" svg:width="1.33858in" svg:height="0.47244in" draw:id="id210" draw:style-name="a1031" draw:name="Freihandform: Form 5">
          <svg:title/>
          <svg:desc/>
          <text:p text:style-name="a1030" text:class-names="" text:cond-style-name=""><text:span text:style-name="a1028" text:class-names="">Abmelden</text:span><text:span text:style-name="a1029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15748in" svg:y="0.11811in" svg:width="1.33858in" svg:height="0.47244in" draw:id="id211" draw:style-name="a1034" draw:name="Freihandform: Form 7">
          <svg:title/>
          <svg:desc/>
          <text:p text:style-name="a1033" text:class-names="" text:cond-style-name=""><text:span text:style-name="a1032" text:class-names="">Kursübersicht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5748in" svg:y="0.11811in" svg:width="1.33858in" svg:height="0.47244in" draw:id="id212" draw:style-name="a1037" draw:name="Freihandform: Form 8">
          <svg:title/>
          <svg:desc/>
          <text:p text:style-name="a1036" text:class-names="" text:cond-style-name=""><text:span text:style-name="a1035" text:class-names="">Einschreiben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.99213in" svg:y="0.11811in" svg:width="1.33858in" svg:height="0.47244in" draw:id="id213" draw:style-name="a1040" draw:name="Freihandform: Form 9">
          <svg:title/>
          <svg:desc/>
          <text:p text:style-name="a1039" text:class-names="" text:cond-style-name=""><text:span text:style-name="a1038" text:class-names="">Ergebnis sehen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40945in" svg:y="0.11811in" svg:width="1.33858in" svg:height="0.47244in" draw:id="id214" draw:style-name="a1043" draw:name="Freihandform: Form 10">
          <svg:title/>
          <svg:desc/>
          <text:p text:style-name="a1042" text:class-names="" text:cond-style-name=""><text:span text:style-name="a1041" text:class-names="">Tauschbörse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62992in" svg:y="2.12598in" svg:width="9.84252in" svg:height="3.30709in" draw:id="id215" draw:style-name="a1046" draw:name="Freihandform: Form 11">
          <svg:title/>
          <svg:desc/>
          <text:p text:style-name="a1045" text:class-names="" text:cond-style-name=""><text:span text:style-name="a1044" text:class-names="">Begründung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5748in" svg:y="6.02362in" svg:width="3.38583in" svg:height="0.47244in" draw:id="id216" draw:style-name="a1049" draw:name="Freihandform: Form 12">
          <svg:title/>
          <svg:desc/>
          <text:p text:style-name="a1048" text:class-names="" text:cond-style-name=""><text:span text:style-name="a1047" text:class-names="">Absenden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6.02362in" svg:y="6.02362in" svg:width="3.38583in" svg:height="0.47244in" draw:id="id217" draw:style-name="a1053" draw:name="Freihandform: Form 13">
          <svg:title/>
          <svg:desc/>
          <text:p text:style-name="a1052" text:class-names="" text:cond-style-name=""><text:span text:style-name="a1050" text:class-names="">Abbrechen</text:span><text:span text:style-name="a1051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a1059">
          <draw:frame draw:id="id218" draw:style-name="a1056" draw:name="Foliennummernplatzhalter 6" svg:x="4.67953in" svg:y="11.10827in" svg:width="3.5878in" svg:height="0.58425in">
            <draw:text-box>
              <text:p text:style-name="a1055" text:class-names="" text:cond-style-name=""><text:span text:style-name="a1054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219" presentation:style-name="a1057" draw:name="Folienbildplatzhalter 1">
            <svg:title/>
            <svg:desc/>
          </draw:page-thumbnail>
          <draw:frame draw:id="id220" presentation:style-name="a1058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el und Inhal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Abschnitts-&#10;überschrift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Zwei Inhalte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Vergleich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Nur Titel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Leer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Inhalt mit Überschrift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Bild mit Überschrift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el und vertikaler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kaler Titel u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Titelplatzhalt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platzhalter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ünfte Ebene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ußzeilenplatzhalt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Folienbildplatzhalter 1">
          <svg:title/>
          <svg:desc/>
        </draw:page-thumbnail>
        <draw:frame draw:id="id6" presentation:style-name="a33" draw:name="Notizenplatzhalt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Kopfzeilenplatzhalt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umsplatzhalt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ußzeilenplatzhalt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Foliennummernplatzhalt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47">
      <draw:frame draw:id="id11" presentation:style-name="a51" draw:name="Titel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Mastertitelformat bearbeiten</text:span><text:span text:style-name="a49" text:class-names=""/></text:p>
        </draw:text-box>
        <svg:title/>
        <svg:desc/>
      </draw:frame>
      <draw:frame draw:id="id12" presentation:style-name="a55" draw:name="Untertitel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Master-Untertitelformat bearbeiten</text:span><text:span text:style-name="a53" text:class-names=""/></text:p>
        </draw:text-box>
        <svg:title/>
        <svg:desc/>
      </draw:frame>
      <draw:frame draw:id="id13" presentation:style-name="a58" draw:name="Datumsplatzhalter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ußzeilenplatzhalter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Foliennummernplatzhalter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Folienbildplatzhalter 1">
          <svg:title/>
          <svg:desc/>
        </draw:page-thumbnail>
        <draw:frame draw:id="id6" presentation:style-name="a69" draw:name="Notizenplatzhalter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Kopfzeilenplatzhalter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umsplatzhalter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ußzeilenplatzhalter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Foliennummernplatzhalter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83">
      <draw:frame draw:id="id16" presentation:style-name="a87" draw:name="Titel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Mastertitelformat bearbeiten</text:span><text:span text:style-name="a85" text:class-names=""/></text:p>
        </draw:text-box>
        <svg:title/>
        <svg:desc/>
      </draw:frame>
      <draw:frame draw:id="id17" presentation:style-name="a103" draw:name="Inhaltsplatzhalter 2" svg:x="0.55118in" svg:y="1.93465in" svg:width="9.92087in" svg:height="4.79488in" presentation:class="object" presentation:placeholder="false">
        <draw:text-box>
          <text:p text:style-name="a89" text:class-names="" text:cond-style-name=""><text:span text:style-name="a88" text:class-names="">Mastertextformat bearbeiten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Zweite Ebene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Dritte Ebene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ünfte Ebene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umsplatzhalter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ußzeilenplatzhalter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Foliennummernplatzhalter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Folienbildplatzhalter 1">
          <svg:title/>
          <svg:desc/>
        </draw:page-thumbnail>
        <draw:frame draw:id="id6" presentation:style-name="a117" draw:name="Notizenplatzhalt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Kopfzeilenplatzhalter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umsplatzhalter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ußzeilenplatzhalter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Foliennummernplatzhalt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-&#10;überschrift" style:page-layout-name="pageLayout1" draw:style-name="a131">
      <draw:frame draw:id="id21" presentation:style-name="a135" draw:name="Titel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Mastertitelformat bearbeiten</text:span><text:span text:style-name="a133" text:class-names=""/></text:p>
        </draw:text-box>
        <svg:title/>
        <svg:desc/>
      </draw:frame>
      <draw:frame draw:id="id22" presentation:style-name="a139" draw:name="Textplatzhalter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Mastertextformat bearbeiten</text:span></text:p>
            </text:list-item>
          </text:list>
        </draw:text-box>
        <svg:title/>
        <svg:desc/>
      </draw:frame>
      <draw:frame draw:id="id23" presentation:style-name="a142" draw:name="Datumsplatzhalter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ußzeilenplatzhalter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Foliennummernplatzhalter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Folienbildplatzhalter 1">
          <svg:title/>
          <svg:desc/>
        </draw:page-thumbnail>
        <draw:frame draw:id="id6" presentation:style-name="a153" draw:name="Notizenplatzhalt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Kopfzeilenplatzhalt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umsplatzhalt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ußzeilenplatzhalt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Foliennummernplatzhalt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167">
      <draw:frame draw:id="id26" presentation:style-name="a171" draw:name="Titel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Mastertitelformat bearbeiten</text:span><text:span text:style-name="a169" text:class-names=""/></text:p>
        </draw:text-box>
        <svg:title/>
        <svg:desc/>
      </draw:frame>
      <draw:frame draw:id="id27" presentation:style-name="a187" draw:name="Inhaltsplatzhalter 2" svg:x="0.55035in" svg:y="1.93403in" svg:width="4.87674in" svg:height="4.79514in" presentation:class="object" presentation:placeholder="false">
        <draw:text-box>
          <text:p text:style-name="a173" text:class-names="" text:cond-style-name=""><text:span text:style-name="a172" text:class-names="">Mastertextformat bearbeiten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Zweite Ebene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ünfte Ebene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Inhaltsplatzhalter 3" svg:x="5.59375in" svg:y="1.93403in" svg:width="4.87847in" svg:height="4.79514in" presentation:class="object" presentation:placeholder="false">
        <draw:text-box>
          <text:p text:style-name="a189" text:class-names="" text:cond-style-name=""><text:span text:style-name="a188" text:class-names="">Mastertextformat bearbeiten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Zweite Ebene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ünfte Ebene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umsplatzhalter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ußzeilenplatzhalter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Foliennummernplatzhalter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Folienbildplatzhalter 1">
          <svg:title/>
          <svg:desc/>
        </draw:page-thumbnail>
        <draw:frame draw:id="id6" presentation:style-name="a217" draw:name="Notizenplatzhalter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Kopfzeilenplatzhalter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umsplatzhalter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ußzeilenplatzhalter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Foliennummernplatzhalter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31">
      <draw:frame draw:id="id32" presentation:style-name="a235" draw:name="Titel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Mastertitelformat bearbeiten</text:span><text:span text:style-name="a233" text:class-names=""/></text:p>
        </draw:text-box>
        <svg:title/>
        <svg:desc/>
      </draw:frame>
      <draw:frame draw:id="id33" presentation:style-name="a239" draw:name="Textplatzhalter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Mastertextformat bearbeiten</text:span></text:p>
            </text:list-item>
          </text:list>
        </draw:text-box>
        <svg:title/>
        <svg:desc/>
      </draw:frame>
      <draw:frame draw:id="id34" presentation:style-name="a255" draw:name="Inhaltsplatzhalter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Mastertextformat bearbeiten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Zweite Ebene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ünfte Ebene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platzhalter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Mastertextformat bearbeiten</text:span></text:p>
            </text:list-item>
          </text:list>
        </draw:text-box>
        <svg:title/>
        <svg:desc/>
      </draw:frame>
      <draw:frame draw:id="id36" presentation:style-name="a275" draw:name="Inhaltsplatzhalter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Mastertextformat bearbeiten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Zweite Ebene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ünfte Ebene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umsplatzhalter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ußzeilenplatzhalter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Foliennummernplatzhalter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Folienbildplatzhalter 1">
          <svg:title/>
          <svg:desc/>
        </draw:page-thumbnail>
        <draw:frame draw:id="id6" presentation:style-name="a289" draw:name="Notizenplatzhalter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Kopfzeilenplatzhalter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umsplatzhalter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ußzeilenplatzhalter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Foliennummernplatzhalter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03">
      <draw:frame draw:id="id40" presentation:style-name="a307" draw:name="Titel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Mastertitelformat bearbeiten</text:span><text:span text:style-name="a305" text:class-names=""/></text:p>
        </draw:text-box>
        <svg:title/>
        <svg:desc/>
      </draw:frame>
      <draw:frame draw:id="id41" presentation:style-name="a310" draw:name="Datumsplatzhalter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ußzeilenplatzhalter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Foliennummernplatzhalter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Folienbildplatzhalter 1">
          <svg:title/>
          <svg:desc/>
        </draw:page-thumbnail>
        <draw:frame draw:id="id6" presentation:style-name="a321" draw:name="Notizenplatzhalter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Kopfzeilenplatzhalter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umsplatzhalter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ußzeilenplatzhalter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Foliennummernplatzhalter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335">
      <draw:frame draw:id="id44" presentation:style-name="a338" draw:name="Datumsplatzhalter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ußzeilenplatzhalter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Foliennummernplatzhalter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Folienbildplatzhalter 1">
          <svg:title/>
          <svg:desc/>
        </draw:page-thumbnail>
        <draw:frame draw:id="id6" presentation:style-name="a349" draw:name="Notizenplatzhalt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Kopfzeilenplatzhalter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umsplatzhalter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ußzeilenplatzhalter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Foliennummernplatzhalt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363">
      <draw:frame draw:id="id47" presentation:style-name="a367" draw:name="Titel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Mastertitelformat bearbeiten</text:span><text:span text:style-name="a365" text:class-names=""/></text:p>
        </draw:text-box>
        <svg:title/>
        <svg:desc/>
      </draw:frame>
      <draw:frame draw:id="id48" presentation:style-name="a383" draw:name="Inhaltsplatzhalter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Mastertextformat bearbeiten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Zweite Ebene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ünfte Ebene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platzhalter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Mastertextformat bearbeiten</text:span></text:p>
            </text:list-item>
          </text:list>
        </draw:text-box>
        <svg:title/>
        <svg:desc/>
      </draw:frame>
      <draw:frame draw:id="id50" presentation:style-name="a390" draw:name="Datumsplatzhalter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ußzeilenplatzhalter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Foliennummernplatzhalter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Folienbildplatzhalter 1">
          <svg:title/>
          <svg:desc/>
        </draw:page-thumbnail>
        <draw:frame draw:id="id6" presentation:style-name="a401" draw:name="Notizenplatzhalter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Kopfzeilenplatzhalter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umsplatzhalter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ußzeilenplatzhalter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Foliennummernplatzhalter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415">
      <draw:frame draw:id="id53" presentation:style-name="a419" draw:name="Titel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Mastertitelformat bearbeiten</text:span><text:span text:style-name="a417" text:class-names=""/></text:p>
        </draw:text-box>
        <svg:title/>
        <svg:desc/>
      </draw:frame>
      <draw:frame draw:id="id54" presentation:style-name="a422" draw:name="Bildplatzhalter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platzhalter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Mastertextformat bearbeiten</text:span></text:p>
            </text:list-item>
          </text:list>
        </draw:text-box>
        <svg:title/>
        <svg:desc/>
      </draw:frame>
      <draw:frame draw:id="id56" presentation:style-name="a429" draw:name="Datumsplatzhalter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ußzeilenplatzhalter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Foliennummernplatzhalter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Folienbildplatzhalter 1">
          <svg:title/>
          <svg:desc/>
        </draw:page-thumbnail>
        <draw:frame draw:id="id6" presentation:style-name="a440" draw:name="Notizenplatzhalter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Kopfzeilenplatzhalter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umsplatzhalter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ußzeilenplatzhalter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Foliennummernplatzhalter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454">
      <draw:frame draw:id="id59" presentation:style-name="a458" draw:name="Titel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Mastertitelformat bearbeiten</text:span><text:span text:style-name="a456" text:class-names=""/></text:p>
        </draw:text-box>
        <svg:title/>
        <svg:desc/>
      </draw:frame>
      <draw:frame draw:id="id60" presentation:style-name="a475" draw:name="Vertikaler Textplatzhalter 2" svg:x="0.55118in" svg:y="1.93465in" svg:width="9.92087in" svg:height="4.79488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Mastertextformat bearbeiten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Zweite Ebene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Dritte Ebene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ünfte Ebene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umsplatzhalter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ußzeilenplatzhalter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Foliennummernplatzhalter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Folienbildplatzhalter 1">
          <svg:title/>
          <svg:desc/>
        </draw:page-thumbnail>
        <draw:frame draw:id="id6" presentation:style-name="a489" draw:name="Notizenplatzhalter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Kopfzeilenplatzhalter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umsplatzhalter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ußzeilenplatzhalter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Foliennummernplatzhalter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503">
      <draw:frame draw:id="id64" presentation:style-name="a507" draw:name="Vertikaler Titel 1" svg:x="7.99306in" svg:y="0.32986in" svg:width="2.47917in" svg:height="6.39931in" presentation:class="title" presentation:placeholder="false">
        <draw:text-box>
          <text:p text:style-name="a506" text:class-names="" text:cond-style-name=""><text:span text:style-name="a504" text:class-names="">Mastertitelformat bearbeiten</text:span><text:span text:style-name="a505" text:class-names=""/></text:p>
        </draw:text-box>
        <svg:title/>
        <svg:desc/>
      </draw:frame>
      <draw:frame draw:id="id65" presentation:style-name="a524" draw:name="Vertikaler Textplatzhalter 2" svg:x="0.55035in" svg:y="0.32986in" svg:width="7.27604in" svg:height="6.39931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Mastertextformat bearbeiten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Zweite Ebene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Dritte Ebene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ünfte Ebene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umsplatzhalter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ußzeilenplatzhalter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Foliennummernplatzhalter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Folienbildplatzhalter 1">
          <svg:title/>
          <svg:desc/>
        </draw:page-thumbnail>
        <draw:frame draw:id="id6" presentation:style-name="a538" draw:name="Notizenplatzhalter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Kopfzeilenplatzhalter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umsplatzhalter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ußzeilenplatzhalter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Foliennummernplatzhalter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Kopfzeilenplatzhalter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umsplatzhalter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ußzeilenplatzhalter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Foliennummernplatzhalter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egende</dc:title>
    <meta:initial-creator>Kasimir Ritter</meta:initial-creator>
    <dc:creator>matthias.reuse</dc:creator>
    <meta:creation-date>2017-11-27T10:30:27Z</meta:creation-date>
    <dc:date>2018-01-19T13:56:19Z</dc:date>
    <meta:editing-cycles>13</meta:editing-cycles>
    <meta:editing-duration>PT0S</meta:editing-duration>
    <meta:document-statistic meta:paragraph-count="128" meta:word-count="198"/>
  </office:meta>
</office:document-meta>
</file>